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14.4673in" svg:height="4.85in" svg:x="0.5504in" svg:y="7.098in">
            <draw:object draw:notify-on-update-of-ranges="Sheet1.A18:Sheet1.A18 Sheet1.B18:Sheet1.H18 Sheet1.A19:Sheet1.A19 Sheet1.B19:Sheet1.H19 Sheet1.A20:Sheet1.A20 Sheet1.B20:Sheet1.H20 Sheet1.A21:Sheet1.A21 Sheet1.B21:Sheet1.H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C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02 cache friendly</text:p>
          </table:table-cell>
          <table:covered-table-cell table:style-name="ce5"/>
          <table:covered-table-cell table:style-name="ce8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CPU 03 inline an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OpenMP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4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5 Asynchrony</text:p>
          </table:table-cell>
          <table:covered-table-cell table:style-name="ce5"/>
          <table:covered-table-cell table:style-name="ce8"/>
          <table:covered-table-cell table:style-name="ce5"/>
          <table:table-cell table:number-columns-repeated="990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ce13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Default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8:.B12])" office:value-type="float" office:value="3684903.4" calcext:value-type="float">
            <text:p>3684903.4</text:p>
          </table:table-cell>
          <table:table-cell table:style-name="ce9" table:formula="of:=AVERAGE([.C8:.C12])" office:value-type="float" office:value="13463807.4" calcext:value-type="float">
            <text:p>13463807.4</text:p>
          </table:table-cell>
          <table:table-cell table:style-name="ce11" table:formula="of:=AVERAGE([.D8:.D12])" office:value-type="float" office:value="13273197.8" calcext:value-type="float">
            <text:p>13273197.8</text:p>
          </table:table-cell>
          <table:table-cell table:style-name="ce13"/>
          <table:table-cell table:style-name="ce4" office:value-type="string" calcext:value-type="string">
            <text:p>Average</text:p>
          </table:table-cell>
          <table:table-cell table:style-name="ce6" table:formula="of:=AVERAGE([.G8:.G12])" office:value-type="float" office:value="2767292.8" calcext:value-type="float">
            <text:p>2767292.8</text:p>
          </table:table-cell>
          <table:table-cell table:style-name="ce9" table:formula="of:=AVERAGE([.H8:.H12])" office:value-type="float" office:value="13157335.4" calcext:value-type="float">
            <text:p>13157335.4</text:p>
          </table:table-cell>
          <table:table-cell table:style-name="ce11" table:formula="of:=AVERAGE([.I8:.I12])" office:value-type="float" office:value="13547834" calcext:value-type="float">
            <text:p>13547834</text:p>
          </table:table-cell>
          <table:table-cell table:style-name="Default"/>
          <table:table-cell table:style-name="ce4" office:value-type="string" calcext:value-type="string">
            <text:p>Average</text:p>
          </table:table-cell>
          <table:table-cell table:style-name="ce6" table:formula="of:=AVERAGE([.L8:.L12])" office:value-type="float" office:value="4782207.6" calcext:value-type="float">
            <text:p>4782207.6</text:p>
          </table:table-cell>
          <table:table-cell table:style-name="ce9" table:formula="of:=AVERAGE([.M8:.M12])" office:value-type="float" office:value="163112928.4" calcext:value-type="float">
            <text:p>163112928.4</text:p>
          </table:table-cell>
          <table:table-cell table:style-name="ce11" table:formula="of:=AVERAGE([.N8:.N12])" office:value-type="float" office:value="176077876.2" calcext:value-type="float">
            <text:p>176077876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Q8:.Q12])" office:value-type="float" office:value="1587402.8210254" calcext:value-type="float">
            <text:p>1587402.8210254</text:p>
          </table:table-cell>
          <table:table-cell table:style-name="ce9" table:formula="of:=AVERAGE([.R8:.R12])" office:value-type="float" office:value="102126302.779356" calcext:value-type="float">
            <text:p>102126302.779356</text:p>
          </table:table-cell>
          <table:table-cell table:style-name="ce11" table:formula="of:=AVERAGE([.S8:.S12])" office:value-type="float" office:value="188194820" calcext:value-type="float">
            <text:p>188194820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V8:.V12])" office:value-type="float" office:value="2402270.4" calcext:value-type="float">
            <text:p>2402270.4</text:p>
          </table:table-cell>
          <table:table-cell table:style-name="ce9" table:formula="of:=AVERAGE([.W8:.W12])" office:value-type="float" office:value="218494248.8" calcext:value-type="float">
            <text:p>218494248.8</text:p>
          </table:table-cell>
          <table:table-cell table:style-name="ce11" table:formula="of:=AVERAGE([.X8:.X12])" office:value-type="float" office:value="354415784.2" calcext:value-type="float">
            <text:p>354415784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A8:.AA12])" office:value-type="float" office:value="3389420.6" calcext:value-type="float">
            <text:p>3389420.6</text:p>
          </table:table-cell>
          <table:table-cell table:style-name="ce9" table:formula="of:=AVERAGE([.AB8:.AB12])" office:value-type="float" office:value="277948367" calcext:value-type="float">
            <text:p>277948367</text:p>
          </table:table-cell>
          <table:table-cell table:style-name="ce11" table:formula="of:=AVERAGE([.AC8:.AC12])" office:value-type="float" office:value="588261758.8" calcext:value-type="float">
            <text:p>588261758.8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F8:.AF12])" office:value-type="float" office:value="6205077.6" calcext:value-type="float">
            <text:p>6205077.6</text:p>
          </table:table-cell>
          <table:table-cell table:style-name="ce9" table:formula="of:=AVERAGE([.AG8:.AG12])" office:value-type="float" office:value="891487272" calcext:value-type="float">
            <text:p>891487272</text:p>
          </table:table-cell>
          <table:table-cell table:style-name="ce11" table:formula="of:=AVERAGE([.AH8:.AH12])" office:value-type="float" office:value="2892012782" calcext:value-type="float">
            <text:p>2892012782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7" office:value-type="float" office:value="3687161" calcext:value-type="float">
            <text:p>3687161</text:p>
          </table:table-cell>
          <table:table-cell table:style-name="ce10" office:value-type="float" office:value="13557929" calcext:value-type="float">
            <text:p>13557929</text:p>
          </table:table-cell>
          <table:table-cell table:style-name="ce12" office:value-type="float" office:value="13256071" calcext:value-type="float">
            <text:p>1325607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163987" calcext:value-type="float">
            <text:p>1163987</text:p>
          </table:table-cell>
          <table:table-cell table:style-name="ce10" office:value-type="float" office:value="13127517" calcext:value-type="float">
            <text:p>13127517</text:p>
          </table:table-cell>
          <table:table-cell table:style-name="ce12" office:value-type="float" office:value="13610361" calcext:value-type="float">
            <text:p>13610361</text:p>
          </table:table-cell>
          <table:table-cell table:style-name="Default"/>
          <table:table-cell table:style-name="ce4" office:value-type="string" calcext:value-type="string">
            <text:p>Trial 1</text:p>
          </table:table-cell>
          <table:table-cell table:style-name="ce7" office:value-type="float" office:value="4702304" calcext:value-type="float">
            <text:p>4702304</text:p>
          </table:table-cell>
          <table:table-cell table:style-name="ce10" office:value-type="float" office:value="163972755" calcext:value-type="float">
            <text:p>163972755</text:p>
          </table:table-cell>
          <table:table-cell table:style-name="ce12" office:value-type="float" office:value="168743377" calcext:value-type="float">
            <text:p>168743377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745999.294582" calcext:value-type="float">
            <text:p>1745999.294582</text:p>
          </table:table-cell>
          <table:table-cell table:style-name="ce10" office:value-type="float" office:value="108987643.88835" calcext:value-type="float">
            <text:p>108987643.88835</text:p>
          </table:table-cell>
          <table:table-cell table:style-name="ce12" office:value-type="float" office:value="188194820" calcext:value-type="float">
            <text:p>188194820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349948" calcext:value-type="float">
            <text:p>1349948</text:p>
          </table:table-cell>
          <table:table-cell table:style-name="ce10" office:value-type="float" office:value="224252115" calcext:value-type="float">
            <text:p>224252115</text:p>
          </table:table-cell>
          <table:table-cell table:style-name="ce12" office:value-type="float" office:value="341400318" calcext:value-type="float">
            <text:p>341400318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3833187" calcext:value-type="float">
            <text:p>3833187</text:p>
          </table:table-cell>
          <table:table-cell table:style-name="ce10" office:value-type="float" office:value="282340066" calcext:value-type="float">
            <text:p>282340066</text:p>
          </table:table-cell>
          <table:table-cell table:style-name="ce12" office:value-type="float" office:value="586164961" calcext:value-type="float">
            <text:p>58616496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5973528" calcext:value-type="float">
            <text:p>5973528</text:p>
          </table:table-cell>
          <table:table-cell table:style-name="ce10" office:value-type="float" office:value="753049860" calcext:value-type="float">
            <text:p>753049860</text:p>
          </table:table-cell>
          <table:table-cell table:style-name="ce12" office:value-type="float" office:value="2873975669" calcext:value-type="float">
            <text:p>2873975669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7" office:value-type="float" office:value="3625353" calcext:value-type="float">
            <text:p>3625353</text:p>
          </table:table-cell>
          <table:table-cell table:style-name="ce10" office:value-type="float" office:value="13513588" calcext:value-type="float">
            <text:p>13513588</text:p>
          </table:table-cell>
          <table:table-cell table:style-name="ce12" office:value-type="float" office:value="13338407" calcext:value-type="float">
            <text:p>13338407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381833" calcext:value-type="float">
            <text:p>2381833</text:p>
          </table:table-cell>
          <table:table-cell table:style-name="ce10" office:value-type="float" office:value="13160283" calcext:value-type="float">
            <text:p>13160283</text:p>
          </table:table-cell>
          <table:table-cell table:style-name="ce12" office:value-type="float" office:value="13558919" calcext:value-type="float">
            <text:p>13558919</text:p>
          </table:table-cell>
          <table:table-cell table:style-name="Default"/>
          <table:table-cell table:style-name="ce4" office:value-type="string" calcext:value-type="string">
            <text:p>Trial 2</text:p>
          </table:table-cell>
          <table:table-cell table:style-name="ce7" office:value-type="float" office:value="4903542" calcext:value-type="float">
            <text:p>4903542</text:p>
          </table:table-cell>
          <table:table-cell table:style-name="ce10" office:value-type="float" office:value="164706963" calcext:value-type="float">
            <text:p>164706963</text:p>
          </table:table-cell>
          <table:table-cell table:style-name="ce12" office:value-type="float" office:value="178056442" calcext:value-type="float">
            <text:p>178056442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1094328.886171" calcext:value-type="float">
            <text:p>1094328.886171</text:p>
          </table:table-cell>
          <table:table-cell table:style-name="ce10" office:value-type="float" office:value="113947700.323153" calcext:value-type="float">
            <text:p>113947700.323153</text:p>
          </table:table-cell>
          <table:table-cell table:style-name="ce12"/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615767" calcext:value-type="float">
            <text:p>2615767</text:p>
          </table:table-cell>
          <table:table-cell table:style-name="ce10" office:value-type="float" office:value="216729273" calcext:value-type="float">
            <text:p>216729273</text:p>
          </table:table-cell>
          <table:table-cell table:style-name="ce12" office:value-type="float" office:value="349783401" calcext:value-type="float">
            <text:p>349783401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3354460" calcext:value-type="float">
            <text:p>3354460</text:p>
          </table:table-cell>
          <table:table-cell table:style-name="ce10" office:value-type="float" office:value="283341631" calcext:value-type="float">
            <text:p>283341631</text:p>
          </table:table-cell>
          <table:table-cell table:style-name="ce12" office:value-type="float" office:value="589282598" calcext:value-type="float">
            <text:p>589282598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5821341" calcext:value-type="float">
            <text:p>5821341</text:p>
          </table:table-cell>
          <table:table-cell table:style-name="ce10" office:value-type="float" office:value="1040449842" calcext:value-type="float">
            <text:p>1040449842</text:p>
          </table:table-cell>
          <table:table-cell table:style-name="ce12" office:value-type="float" office:value="2886928852" calcext:value-type="float">
            <text:p>2886928852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7" office:value-type="float" office:value="3738055" calcext:value-type="float">
            <text:p>3738055</text:p>
          </table:table-cell>
          <table:table-cell table:style-name="ce10" office:value-type="float" office:value="13526051" calcext:value-type="float">
            <text:p>13526051</text:p>
          </table:table-cell>
          <table:table-cell table:style-name="ce12" office:value-type="float" office:value="13421772" calcext:value-type="float">
            <text:p>1342177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167964" calcext:value-type="float">
            <text:p>3167964</text:p>
          </table:table-cell>
          <table:table-cell table:style-name="ce10" office:value-type="float" office:value="13179014" calcext:value-type="float">
            <text:p>13179014</text:p>
          </table:table-cell>
          <table:table-cell table:style-name="ce12" office:value-type="float" office:value="13388413" calcext:value-type="float">
            <text:p>13388413</text:p>
          </table:table-cell>
          <table:table-cell table:style-name="Default"/>
          <table:table-cell table:style-name="ce4" office:value-type="string" calcext:value-type="string">
            <text:p>Trial 3</text:p>
          </table:table-cell>
          <table:table-cell table:style-name="ce7" office:value-type="float" office:value="4598696" calcext:value-type="float">
            <text:p>4598696</text:p>
          </table:table-cell>
          <table:table-cell table:style-name="ce10" office:value-type="float" office:value="162872891" calcext:value-type="float">
            <text:p>162872891</text:p>
          </table:table-cell>
          <table:table-cell table:style-name="ce12" office:value-type="float" office:value="177271225" calcext:value-type="float">
            <text:p>177271225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883102.830304" calcext:value-type="float">
            <text:p>2883102.830304</text:p>
          </table:table-cell>
          <table:table-cell table:style-name="ce10" office:value-type="float" office:value="107718857.761214" calcext:value-type="float">
            <text:p>107718857.761214</text:p>
          </table:table-cell>
          <table:table-cell table:style-name="ce12"/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688897" calcext:value-type="float">
            <text:p>2688897</text:p>
          </table:table-cell>
          <table:table-cell table:style-name="ce10" office:value-type="float" office:value="212485261" calcext:value-type="float">
            <text:p>212485261</text:p>
          </table:table-cell>
          <table:table-cell table:style-name="ce12" office:value-type="float" office:value="362762138" calcext:value-type="float">
            <text:p>36276213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259164" calcext:value-type="float">
            <text:p>3259164</text:p>
          </table:table-cell>
          <table:table-cell table:style-name="ce10" office:value-type="float" office:value="266902120" calcext:value-type="float">
            <text:p>266902120</text:p>
          </table:table-cell>
          <table:table-cell table:style-name="ce12" office:value-type="float" office:value="587863268" calcext:value-type="float">
            <text:p>58786326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6492616" calcext:value-type="float">
            <text:p>6492616</text:p>
          </table:table-cell>
          <table:table-cell table:style-name="ce10" office:value-type="float" office:value="1020088198" calcext:value-type="float">
            <text:p>1020088198</text:p>
          </table:table-cell>
          <table:table-cell table:style-name="ce12" office:value-type="float" office:value="2897812855" calcext:value-type="float">
            <text:p>2897812855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7" office:value-type="float" office:value="3735109" calcext:value-type="float">
            <text:p>3735109</text:p>
          </table:table-cell>
          <table:table-cell table:style-name="ce10" office:value-type="float" office:value="13431120" calcext:value-type="float">
            <text:p>13431120</text:p>
          </table:table-cell>
          <table:table-cell table:style-name="ce12" office:value-type="float" office:value="13215283" calcext:value-type="float">
            <text:p>13215283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471031" calcext:value-type="float">
            <text:p>3471031</text:p>
          </table:table-cell>
          <table:table-cell table:style-name="ce10" office:value-type="float" office:value="13171720" calcext:value-type="float">
            <text:p>13171720</text:p>
          </table:table-cell>
          <table:table-cell table:style-name="ce12" office:value-type="float" office:value="13565230" calcext:value-type="float">
            <text:p>13565230</text:p>
          </table:table-cell>
          <table:table-cell table:style-name="Default"/>
          <table:table-cell table:style-name="ce4" office:value-type="string" calcext:value-type="string">
            <text:p>Trial 4</text:p>
          </table:table-cell>
          <table:table-cell table:style-name="ce7" office:value-type="float" office:value="4387446" calcext:value-type="float">
            <text:p>4387446</text:p>
          </table:table-cell>
          <table:table-cell table:style-name="ce10" office:value-type="float" office:value="163310607" calcext:value-type="float">
            <text:p>163310607</text:p>
          </table:table-cell>
          <table:table-cell table:style-name="ce12" office:value-type="float" office:value="178246584" calcext:value-type="float">
            <text:p>17824658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905195.187307" calcext:value-type="float">
            <text:p>905195.187307</text:p>
          </table:table-cell>
          <table:table-cell table:style-name="ce10" office:value-type="float" office:value="98603584.904238" calcext:value-type="float">
            <text:p>98603584.904238</text:p>
          </table:table-cell>
          <table:table-cell table:style-name="ce12"/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2782953" calcext:value-type="float">
            <text:p>2782953</text:p>
          </table:table-cell>
          <table:table-cell table:style-name="ce10" office:value-type="float" office:value="220260248" calcext:value-type="float">
            <text:p>220260248</text:p>
          </table:table-cell>
          <table:table-cell table:style-name="ce12" office:value-type="float" office:value="359217566" calcext:value-type="float">
            <text:p>359217566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398463" calcext:value-type="float">
            <text:p>3398463</text:p>
          </table:table-cell>
          <table:table-cell table:style-name="ce10" office:value-type="float" office:value="282463599" calcext:value-type="float">
            <text:p>282463599</text:p>
          </table:table-cell>
          <table:table-cell table:style-name="ce12" office:value-type="float" office:value="590824809" calcext:value-type="float">
            <text:p>590824809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6504138" calcext:value-type="float">
            <text:p>6504138</text:p>
          </table:table-cell>
          <table:table-cell table:style-name="ce10" office:value-type="float" office:value="1015275489" calcext:value-type="float">
            <text:p>1015275489</text:p>
          </table:table-cell>
          <table:table-cell table:style-name="ce12" office:value-type="float" office:value="2899127514" calcext:value-type="float">
            <text:p>2899127514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7" office:value-type="float" office:value="3638839" calcext:value-type="float">
            <text:p>3638839</text:p>
          </table:table-cell>
          <table:table-cell table:style-name="ce10" office:value-type="float" office:value="13290349" calcext:value-type="float">
            <text:p>13290349</text:p>
          </table:table-cell>
          <table:table-cell table:style-name="ce12" office:value-type="float" office:value="13134456" calcext:value-type="float">
            <text:p>13134456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651649" calcext:value-type="float">
            <text:p>3651649</text:p>
          </table:table-cell>
          <table:table-cell table:style-name="ce10" office:value-type="float" office:value="13148143" calcext:value-type="float">
            <text:p>13148143</text:p>
          </table:table-cell>
          <table:table-cell table:style-name="ce12" office:value-type="float" office:value="13616247" calcext:value-type="float">
            <text:p>13616247</text:p>
          </table:table-cell>
          <table:table-cell table:style-name="Default"/>
          <table:table-cell table:style-name="ce4" office:value-type="string" calcext:value-type="string">
            <text:p>Trial 5</text:p>
          </table:table-cell>
          <table:table-cell table:style-name="ce7" office:value-type="float" office:value="5319050" calcext:value-type="float">
            <text:p>5319050</text:p>
          </table:table-cell>
          <table:table-cell table:style-name="ce10" office:value-type="float" office:value="160701426" calcext:value-type="float">
            <text:p>160701426</text:p>
          </table:table-cell>
          <table:table-cell table:style-name="ce12" office:value-type="float" office:value="178071753" calcext:value-type="float">
            <text:p>17807175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1308387.906763" calcext:value-type="float">
            <text:p>1308387.906763</text:p>
          </table:table-cell>
          <table:table-cell table:style-name="ce10" office:value-type="float" office:value="81373727.019825" calcext:value-type="float">
            <text:p>81373727.019825</text:p>
          </table:table-cell>
          <table:table-cell table:style-name="ce12"/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2573787" calcext:value-type="float">
            <text:p>2573787</text:p>
          </table:table-cell>
          <table:table-cell table:style-name="ce10" office:value-type="float" office:value="218744347" calcext:value-type="float">
            <text:p>218744347</text:p>
          </table:table-cell>
          <table:table-cell table:style-name="ce12" office:value-type="float" office:value="358915498" calcext:value-type="float">
            <text:p>35891549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101829" calcext:value-type="float">
            <text:p>3101829</text:p>
          </table:table-cell>
          <table:table-cell table:style-name="ce10" office:value-type="float" office:value="274694419" calcext:value-type="float">
            <text:p>274694419</text:p>
          </table:table-cell>
          <table:table-cell table:style-name="ce12" office:value-type="float" office:value="587173158" calcext:value-type="float">
            <text:p>58717315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6233765" calcext:value-type="float">
            <text:p>6233765</text:p>
          </table:table-cell>
          <table:table-cell table:style-name="ce10" office:value-type="float" office:value="628572971" calcext:value-type="float">
            <text:p>628572971</text:p>
          </table:table-cell>
          <table:table-cell table:style-name="ce12" office:value-type="float" office:value="2902219020" calcext:value-type="float">
            <text:p>2902219020</text:p>
          </table:table-cell>
          <table:table-cell table:number-columns-repeated="99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3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ce14"/>
          <table:table-cell table:number-columns-repeated="100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table:formula="of:=[.A5]" office:value-type="string" office:string-value="CPU 01 vanilla" calcext:value-type="string">
            <text:p>CPU 01 vanilla</text:p>
          </table:table-cell>
          <table:table-cell table:style-name="Default" table:formula="of:=[.F5]" office:value-type="string" office:string-value="CPU 02 cache friendly" calcext:value-type="string">
            <text:p>CPU 02 cache friendly</text:p>
          </table:table-cell>
          <table:table-cell table:style-name="Default" table:formula="of:=[.K5]" office:value-type="string" office:string-value="CPU 03 inline and LUT" calcext:value-type="string">
            <text:p>CPU 03 inline and LUT</text:p>
          </table:table-cell>
          <table:table-cell table:style-name="Default" table:formula="of:=[.P5]" office:value-type="string" office:string-value="CPU OpenMP" calcext:value-type="string">
            <text:p>CPU OpenMP</text:p>
          </table:table-cell>
          <table:table-cell table:formula="of:=[.U5]" office:value-type="string" office:string-value="GPU 01 Vanilla" calcext:value-type="string">
            <text:p>GPU 01 Vanilla</text:p>
          </table:table-cell>
          <table:table-cell table:formula="of:=[.Z5]" office:value-type="string" office:string-value="GPU 04 Asynchrony" calcext:value-type="string">
            <text:p>GPU 04 Asynchrony</text:p>
          </table:table-cell>
          <table:table-cell table:formula="of:=[.AE5]" office:value-type="string" office:string-value="GPU 05 Asynchrony" calcext:value-type="string">
            <text:p>GPU 05 Asynchrony</text:p>
          </table:table-cell>
          <table:table-cell table:number-columns-repeated="1016"/>
        </table:table-row>
        <table:table-row table:style-name="ro1">
          <table:table-cell table:style-name="Default" table:formula="of:=[.B6]" office:value-type="string" office:string-value="16x16" calcext:value-type="string">
            <text:p>16x16</text:p>
          </table:table-cell>
          <table:table-cell table:style-name="Default" table:formula="of:=[.B7]" office:value-type="float" office:value="3684903.4" calcext:value-type="float">
            <text:p>3684903.4</text:p>
          </table:table-cell>
          <table:table-cell table:style-name="Default" table:formula="of:=[.G7]" office:value-type="float" office:value="2767292.8" calcext:value-type="float">
            <text:p>2767292.8</text:p>
          </table:table-cell>
          <table:table-cell table:style-name="Default" table:formula="of:=[.L7]" office:value-type="float" office:value="4782207.6" calcext:value-type="float">
            <text:p>4782207.6</text:p>
          </table:table-cell>
          <table:table-cell table:style-name="Default" table:formula="of:=[.Q7]" office:value-type="float" office:value="1587402.8210254" calcext:value-type="float">
            <text:p>1587402.8210254</text:p>
          </table:table-cell>
          <table:table-cell table:formula="of:=[.V7]" office:value-type="float" office:value="2402270.4" calcext:value-type="float">
            <text:p>2402270.4</text:p>
          </table:table-cell>
          <table:table-cell table:formula="of:=[.AA7]" office:value-type="float" office:value="3389420.6" calcext:value-type="float">
            <text:p>3389420.6</text:p>
          </table:table-cell>
          <table:table-cell table:formula="of:=[.AF7]" office:value-type="float" office:value="6205077.6" calcext:value-type="float">
            <text:p>6205077.6</text:p>
          </table:table-cell>
          <table:table-cell table:number-columns-repeated="1016"/>
        </table:table-row>
        <table:table-row table:style-name="ro1">
          <table:table-cell table:style-name="Default" table:formula="of:=[.C6]" office:value-type="string" office:string-value="256x256" calcext:value-type="string">
            <text:p>256x256</text:p>
          </table:table-cell>
          <table:table-cell table:style-name="Default" table:formula="of:=[.C7]" office:value-type="float" office:value="13463807.4" calcext:value-type="float">
            <text:p>13463807.4</text:p>
          </table:table-cell>
          <table:table-cell table:style-name="Default" table:formula="of:=[.H7]" office:value-type="float" office:value="13157335.4" calcext:value-type="float">
            <text:p>13157335.4</text:p>
          </table:table-cell>
          <table:table-cell table:style-name="Default" table:formula="of:=[.M7]" office:value-type="float" office:value="163112928.4" calcext:value-type="float">
            <text:p>163112928.4</text:p>
          </table:table-cell>
          <table:table-cell table:style-name="Default" table:formula="of:=[.R7]" office:value-type="float" office:value="102126302.779356" calcext:value-type="float">
            <text:p>102126302.779356</text:p>
          </table:table-cell>
          <table:table-cell table:formula="of:=[.W7]" office:value-type="float" office:value="218494248.8" calcext:value-type="float">
            <text:p>218494248.8</text:p>
          </table:table-cell>
          <table:table-cell table:formula="of:=[.AB7]" office:value-type="float" office:value="277948367" calcext:value-type="float">
            <text:p>277948367</text:p>
          </table:table-cell>
          <table:table-cell table:formula="of:=[.AG7]" office:value-type="float" office:value="891487272" calcext:value-type="float">
            <text:p>891487272</text:p>
          </table:table-cell>
          <table:table-cell table:number-columns-repeated="1016"/>
        </table:table-row>
        <table:table-row table:style-name="ro1">
          <table:table-cell table:style-name="Default" table:formula="of:=[.D6]" office:value-type="string" office:string-value="4096x4096" calcext:value-type="string">
            <text:p>4096x4096</text:p>
          </table:table-cell>
          <table:table-cell table:style-name="Default" table:formula="of:=[.D7]" office:value-type="float" office:value="13273197.8" calcext:value-type="float">
            <text:p>13273197.8</text:p>
          </table:table-cell>
          <table:table-cell table:style-name="Default" table:formula="of:=[.I7]" office:value-type="float" office:value="13547834" calcext:value-type="float">
            <text:p>13547834</text:p>
          </table:table-cell>
          <table:table-cell table:style-name="Default" table:formula="of:=[.N7]" office:value-type="float" office:value="176077876.2" calcext:value-type="float">
            <text:p>176077876.2</text:p>
          </table:table-cell>
          <table:table-cell table:style-name="Default" table:formula="of:=[.S7]" office:value-type="float" office:value="188194820" calcext:value-type="float">
            <text:p>188194820</text:p>
          </table:table-cell>
          <table:table-cell table:formula="of:=[.X7]" office:value-type="float" office:value="354415784.2" calcext:value-type="float">
            <text:p>354415784.2</text:p>
          </table:table-cell>
          <table:table-cell table:formula="of:=[.AC7]" office:value-type="float" office:value="588261758.8" calcext:value-type="float">
            <text:p>588261758.8</text:p>
          </table:table-cell>
          <table:table-cell table:formula="of:=[.AH7]" office:value-type="float" office:value="2892012782" calcext:value-type="float">
            <text:p>2892012782</text:p>
          </table:table-cell>
          <table:table-cell table:number-columns-repeated="16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9"/>
          <table:table-cell table:style-name="Default"/>
          <table:table-cell table:number-columns-repeated="999"/>
        </table:table-row>
        <table:table-row table:style-name="ro1" table:number-rows-repeated="5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0:43:10.818806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33:32.128985751</meta:creation-date>
    <meta:generator>LibreOffice/4.2.8.2$Linux_X86_64 LibreOffice_project/420m0$Build-2</meta:generator>
    <dc:date>2015-11-18T22:37:22.640686973</dc:date>
    <meta:editing-duration>PT5H29M45S</meta:editing-duration>
    <meta:editing-cycles>47</meta:editing-cycles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48cm" svg:height="12.32cm" xlink:href=".." xlink:type="simple" chart:class="chart:bar" chart:style-name="ch1">
        <chart:title svg:x="17.179cm" svg:y="0.382cm" chart:style-name="ch2">
          <text:p>Throughput</text:p>
        </chart:title>
        <chart:subtitle svg:x="16.968cm" svg:y="1.433cm" chart:style-name="ch3">
          <text:p>Higher is Better</text:p>
        </chart:subtitle>
        <chart:legend chart:legend-position="end" svg:x="34.326cm" svg:y="5.363cm" style:legend-expansion="high" chart:style-name="ch4"/>
        <chart:plot-area chart:style-name="ch5" table:cell-range-address="Sheet1.A18:Sheet1.H21" chart:data-source-has-labels="both" svg:x="1.745cm" svg:y="2.388cm" svg:width="31.847cm" svg:height="8.705cm">
          <chartooo:coordinate-region svg:x="3.848cm" svg:y="2.587cm" svg:width="29.744cm" svg:height="7.859cm"/>
          <chart:axis chart:dimension="x" chart:name="primary-x" chart:style-name="ch6" chartooo:axis-type="auto">
            <chartooo:date-scale/>
            <chart:title svg:x="17.068cm" svg:y="11.339cm" chart:style-name="ch7">
              <text:p>Version</text:p>
            </chart:title>
            <chart:categories table:cell-range-address="Sheet1.B18:Sheet1.H18"/>
          </chart:axis>
          <chart:axis chart:dimension="y" chart:name="primary-y" chart:style-name="ch8">
            <chart:title svg:x="0.451cm" svg:y="7.485cm" chart:style-name="ch9">
              <text:p>Cells/Sec</text:p>
            </chart:title>
            <chart:grid chart:style-name="ch10" chart:class="major"/>
          </chart:axis>
          <chart:series chart:style-name="ch11" chart:values-cell-range-address="Sheet1.B19:Sheet1.H19" chart:label-cell-address="Sheet1.A19:Sheet1.A19" chart:class="chart:bar">
            <chart:data-point chart:repeated="7"/>
          </chart:series>
          <chart:series chart:style-name="ch12" chart:values-cell-range-address="Sheet1.B20:Sheet1.H20" chart:label-cell-address="Sheet1.A20:Sheet1.A20" chart:class="chart:bar">
            <chart:data-point chart:repeated="7"/>
          </chart:series>
          <chart:series chart:style-name="ch13" chart:values-cell-range-address="Sheet1.B21:Sheet1.H21" chart:label-cell-address="Sheet1.A21:Sheet1.A2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01 vanilla</text:p>
                <draw:g>
                  <svg:desc>Sheet1.B18:Sheet1.H18</svg:desc>
                </draw:g>
              </table:table-cell>
              <table:table-cell office:value-type="string">
                <text:p>CPU 02 cache friendly</text:p>
              </table:table-cell>
              <table:table-cell office:value-type="string">
                <text:p>CPU 03 inline and LUT</text:p>
              </table:table-cell>
              <table:table-cell office:value-type="string">
                <text:p>CPU OpenMP</text:p>
              </table:table-cell>
              <table:table-cell office:value-type="string">
                <text:p>GPU 01 Vanilla</text:p>
              </table:table-cell>
              <table:table-cell office:value-type="string">
                <text:p>GPU 04 Asynchrony</text:p>
              </table:table-cell>
              <table:table-cell office:value-type="string">
                <text:p>GPU 05 Asynchrony</text:p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19:Sheet1.A19</svg:desc>
                </draw:g>
              </table:table-cell>
              <table:table-cell office:value-type="float" office:value="3684903.4">
                <text:p>3684903.4</text:p>
                <draw:g>
                  <svg:desc>Sheet1.B19:Sheet1.H19</svg:desc>
                </draw:g>
              </table:table-cell>
              <table:table-cell office:value-type="float" office:value="2767292.8">
                <text:p>2767292.8</text:p>
              </table:table-cell>
              <table:table-cell office:value-type="float" office:value="4782207.6">
                <text:p>4782207.6</text:p>
              </table:table-cell>
              <table:table-cell office:value-type="float" office:value="1587402.8210254">
                <text:p>1587402.8210254</text:p>
              </table:table-cell>
              <table:table-cell office:value-type="float" office:value="2402270.4">
                <text:p>2402270.4</text:p>
              </table:table-cell>
              <table:table-cell office:value-type="float" office:value="3389420.6">
                <text:p>3389420.6</text:p>
              </table:table-cell>
              <table:table-cell office:value-type="float" office:value="6205077.6">
                <text:p>6205077.6</text:p>
              </table:table-cell>
            </table:table-row>
            <table:table-row>
              <table:table-cell office:value-type="string">
                <text:p>256x256</text:p>
                <draw:g>
                  <svg:desc>Sheet1.A20:Sheet1.A20</svg:desc>
                </draw:g>
              </table:table-cell>
              <table:table-cell office:value-type="float" office:value="13463807.4">
                <text:p>13463807.4</text:p>
                <draw:g>
                  <svg:desc>Sheet1.B20:Sheet1.H20</svg:desc>
                </draw:g>
              </table:table-cell>
              <table:table-cell office:value-type="float" office:value="13157335.4">
                <text:p>13157335.4</text:p>
              </table:table-cell>
              <table:table-cell office:value-type="float" office:value="163112928.4">
                <text:p>163112928.4</text:p>
              </table:table-cell>
              <table:table-cell office:value-type="float" office:value="102126302.779356">
                <text:p>102126302.779356</text:p>
              </table:table-cell>
              <table:table-cell office:value-type="float" office:value="218494248.8">
                <text:p>218494248.8</text:p>
              </table:table-cell>
              <table:table-cell office:value-type="float" office:value="277948367">
                <text:p>277948367</text:p>
              </table:table-cell>
              <table:table-cell office:value-type="float" office:value="891487272">
                <text:p>891487272</text:p>
              </table:table-cell>
            </table:table-row>
            <table:table-row>
              <table:table-cell office:value-type="string">
                <text:p>4096x4096</text:p>
                <draw:g>
                  <svg:desc>Sheet1.A21:Sheet1.A21</svg:desc>
                </draw:g>
              </table:table-cell>
              <table:table-cell office:value-type="float" office:value="13273197.8">
                <text:p>13273197.8</text:p>
                <draw:g>
                  <svg:desc>Sheet1.B21:Sheet1.H21</svg:desc>
                </draw:g>
              </table:table-cell>
              <table:table-cell office:value-type="float" office:value="13547834">
                <text:p>13547834</text:p>
              </table:table-cell>
              <table:table-cell office:value-type="float" office:value="176077876.2">
                <text:p>176077876.2</text:p>
              </table:table-cell>
              <table:table-cell office:value-type="float" office:value="188194820">
                <text:p>188194820</text:p>
              </table:table-cell>
              <table:table-cell office:value-type="float" office:value="354415784.2">
                <text:p>354415784.2</text:p>
              </table:table-cell>
              <table:table-cell office:value-type="float" office:value="588261758.8">
                <text:p>588261758.8</text:p>
              </table:table-cell>
              <table:table-cell office:value-type="float" office:value="2892012782">
                <text:p>2892012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